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<text:soft-page-break/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<text:soft-page-break/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<text:soft-page-break/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oft-page-break/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22T21:10:40.45</dc:date>
    <meta:editing-duration>P19DT9H21M42S</meta:editing-duration>
    <meta:editing-cycles>98</meta:editing-cycles>
    <meta:generator>LibreOffice/3.3$Win32 LibreOffice_project/330m19$Build-6</meta:generator>
    <meta:document-statistic meta:table-count="0" meta:image-count="0" meta:object-count="0" meta:page-count="5" meta:paragraph-count="147" meta:word-count="2008" meta:character-count="13758"/>
  </office:meta>
</office:document-meta>
</file>